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7.0807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2.22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Open&quot;;&quot;In Progress&quot;;&quot;Done&quot;;&quot;&quot;)" table:allow-empty-cell="true" table:display-list="unsorted" table:base-cell-address="'Product backlog'.A2">
          <table:help-message table:display="true"/>
          <table:error-message table:message-type="stop" table:display="true"/>
        </table:content-validation>
        <table:content-validation table:name="val2" table:condition="of:cell-content-is-in-list(&quot;1 (very high)&quot;;&quot;2 (high)&quot;;&quot;3 (medium)&quot;;&quot;4 (low)&quot;;&quot;5 (very low)&quot;;&quot;&quot;)" table:allow-empty-cell="true" table:display-list="unsorted" table:base-cell-address="'Product backlog'.D2">
          <table:help-message table:display="true"/>
          <table:error-message table:message-type="stop" table:display="true"/>
        </table:content-validation>
        <table:content-validation table:name="val3" table:condition="of:cell-content-is-in-list(&quot;1 (no time)&quot;;&quot;2 (a bit time)&quot;;&quot;3 (medium time)&quot;;&quot;4 (much time)&quot;;&quot;5 (very much time)&quot;;&quot;&quot;)" table:allow-empty-cell="true" table:display-list="unsorted" table:base-cell-address="'Product backlog'.E2">
          <table:help-message table:display="true"/>
          <table:error-message table:message-type="stop" table:display="true"/>
        </table:content-validation>
      </table:content-validations>
      <table:table table:name="Product backlo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Notice</text:p>
          </table:table-cell>
          <table:table-cell table:style-name="ce1"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nutzer will eine Anzeige des Vergleichsgesichtes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Benutzer will einen Filemanager um die gewünschten Bilder auszu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enutzer will eine Möglichkeit einen Ausgabepfad zu 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1 (no time)</text:p>
          </table:table-cell>
          <table:table-cell table:style-name="Default"/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Benutzer will verschiedene Filteroptionen (Motive tren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4 (much time)</text:p>
          </table:table-cell>
          <table:table-cell office:value-type="string" calcext:value-type="string">
            <text:p>Voraussetzung für #10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Benutzer will verschiedene Filteroptionen (Gruppen-, Einzelbilder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4 (much time)</text:p>
          </table:table-cell>
          <table:table-cell office:value-type="string" calcext:value-type="string">
            <text:p>Voraussetzung für #10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enutzer will verschiedene Filteroptionen (verschiedene Perso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4 (much time)</text:p>
          </table:table-cell>
          <table:table-cell office:value-type="string" calcext:value-type="string">
            <text:p>Voraussetzung für #10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twickler will einen Logger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r Entwickler will eine Möglichkeit um Gesichter zu erkennen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r Benutzer will eine Möglichkeit das Gesicht per Webcam einzules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Benutzer will ein übersichtliches Optionsmenü für die Filteroption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3 (medium time)</text:p>
          </table:table-cell>
          <table:table-cell office:value-type="string" calcext:value-type="string">
            <text:p>Voraussetzung: #4, #5, #6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r Benutzer will eine Datenbank, um Gesichter speichern zu können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office:value-type="string" calcext:value-type="string">
            <text:p>Voraussetzung für #15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r Benutzer will eine offline Auswertung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Benutzer will die Wahl haben, zwischen Dateien kopieren oder nur ausgeb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Benutzer will ein plattformunabhängiges Produkt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r Benutzer will eine verschlüsselte Datenbank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office:value-type="string" calcext:value-type="string">
            <text:p>Voraussetzung: #11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r Benutzer will eine Open Source Software.</text:p>
          </table:table-cell>
          <table:table-cell table:content-validation-name="val2" office:value-type="string" calcext:value-type="string">
            <text:p>4 (low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r Entwickler will eine möglichst genaue Auswertung mit hoher Trefferquote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4 (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r Benutzer will verschiedene Dateiformate (Bildformate) verwend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r Benutzer will ein Vergleichsgesicht aus einem Bild mit mehreren Gesichtern aus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r Benutzer will eine performante Software.</text:p>
          </table:table-cell>
          <table:table-cell table:content-validation-name="val2" office:value-type="string" calcext:value-type="string">
            <text:p>4 (low)</text:p>
          </table:table-cell>
          <table:table-cell table:content-validation-name="val3" office:value-type="string" calcext:value-type="string">
            <text:p>5 (very 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r Benutzer will ein Ressourcen schonendes Programm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table:number-columns-repeated="1019"/>
        </table:table-row>
        <table:table-row table:style-name="ro2" table:number-rows-repeated="2"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ffort" table:base-cell-address="$'Product backlog'.$A$1" table:expression="#REF!.[.$A$12]:#REF!.[.$A$16]"/>
        <table:named-expression table:name="Priority" table:base-cell-address="$'Product backlog'.$A$1" table:expression="#REF!.[.$A$6]:#REF!.[.$A$10]"/>
        <table:named-expression table:name="Priotity" table:base-cell-address="$'Product backlog'.$A$1" table:expression="#REF!.[.$A$6]:#REF!.[.$A$10]"/>
        <table:named-expression table:name="Theme" table:base-cell-address="$'Product backlog'.$A$1" table:expression="#REF!.[.$A$1]:#REF!.[.$A$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21:16:05.586377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initial-creator>JohannesH</meta:initial-creator>
    <meta:creation-date>2014-10-22T05:35:30Z</meta:creation-date>
    <dc:date>2014-10-26T21:57:45.821991131</dc:date>
    <meta:editing-duration>PT2H2M12S</meta:editing-duration>
    <meta:editing-cycles>12</meta:editing-cycles>
    <meta:document-statistic meta:table-count="1" meta:cell-count="117" meta:object-count="0"/>
  </office:meta>
</office:document-meta>
</file>